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quick brown <text:span text:style-name="T1">fox</text:span> jumps over the lazy <text:span text:style-name="T1">dog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frain chu-jon</meta:initial-creator>
    <meta:creation-date>2011-01-24T15:03:44.16</meta:creation-date>
    <dc:date>2011-11-21T14:06:11.17</dc:date>
    <dc:creator>efrain chu-jon</dc:creator>
    <meta:editing-duration>PT00H00M43S</meta:editing-duration>
    <meta:editing-cycles>1</meta:editing-cycles>
    <meta:generator>LibreOffice/3.4$Win32 LibreOffice_project/340m1$Build-302</meta:generator>
    <meta:document-statistic meta:table-count="0" meta:image-count="0" meta:object-count="0" meta:page-count="1" meta:paragraph-count="1" meta:word-count="9" meta:character-count="44" meta:non-whitespace-character-count="36"/>
  </office:meta>
</office:document-meta>
</file>